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JmxAttributeSource.copyPropertiesToBeanArray( List &lt; MergedAnnotation &lt; ? extends Annotation &gt; &gt; anns , Class &lt; T &gt; bean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JmxAttributeSource.getManagedOperationParameters(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JmxAttributeSource.setBeanFactory( 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JmxAttributeSource.getManagedNotifications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JmxAttributeSource.getManagedMetric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JmxAttributeSource.copyPropertiesToBean( MergedAnnotation &lt; ? extends Annotation &gt; ann , Class &lt; T &gt; bea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JmxAttributeSource.getRepeatableAnnotations( AnnotatedElement annotatedElement , Class &lt; ? extends Annotation &gt; annotationType , Class &lt; ? extends Annotation &gt; container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JmxAttributeSource.getManagedAttribute(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nnotationJmxAttributeSource.getManagedResource( Class &lt; ? &gt; beanClas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nnotationJmxAttributeSource.getManagedOperation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